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432e7d" officeooo:paragraph-rsid="007015fb" style:font-size-asian="10pt" style:font-size-complex="10pt"/>
    </style:style>
    <style:style style:name="P8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9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1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2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3" style:family="paragraph" style:parent-style-name="Table_20_Contents">
      <style:text-properties style:font-name="Arial" fo:font-size="10pt" officeooo:rsid="005f7511" officeooo:paragraph-rsid="005f7511" style:font-size-asian="10pt" style:font-size-complex="10pt"/>
    </style:style>
    <style:style style:name="P14" style:family="paragraph" style:parent-style-name="Table_20_Contents">
      <style:text-properties style:font-name="Arial" fo:font-size="10pt" officeooo:rsid="0076190b" officeooo:paragraph-rsid="0076190b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44a0bd" officeooo:paragraph-rsid="007015fb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5" style:family="paragraph" style:parent-style-name="Table_20_Contents">
      <style:text-properties style:font-name="Arial" officeooo:paragraph-rsid="00606d9f"/>
    </style:style>
    <style:style style:name="P26" style:family="paragraph" style:parent-style-name="Table_20_Contents">
      <style:text-properties officeooo:paragraph-rsid="0050bf94"/>
    </style:style>
    <style:style style:name="P27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28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4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rsid="003765d6" officeooo:paragraph-rsid="0063049a"/>
    </style:style>
    <style:style style:name="P36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41ded2"/>
    </style:style>
    <style:style style:name="T13" style:family="text">
      <style:text-properties officeooo:rsid="0044a0bd"/>
    </style:style>
    <style:style style:name="T14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officeooo:rsid="00190380" style:font-size-asian="10pt" style:font-size-complex="10pt"/>
    </style:style>
    <style:style style:name="T17" style:family="text">
      <style:text-properties fo:font-size="10pt" officeooo:rsid="003703e8" style:font-size-asian="10pt" style:font-size-complex="10pt"/>
    </style:style>
    <style:style style:name="T18" style:family="text">
      <style:text-properties fo:font-size="10pt" officeooo:rsid="005d6a0c" style:font-size-asian="10pt" style:font-size-complex="10pt"/>
    </style:style>
    <style:style style:name="T19" style:family="text">
      <style:text-properties fo:font-size="10pt" officeooo:rsid="0048a048" style:font-size-asian="10pt" style:font-size-complex="10pt"/>
    </style:style>
    <style:style style:name="T20" style:family="text">
      <style:text-properties fo:font-size="10pt" officeooo:rsid="00606d9f" style:font-size-asian="10pt" style:font-size-complex="10pt"/>
    </style:style>
    <style:style style:name="T21" style:family="text">
      <style:text-properties fo:font-size="10pt" officeooo:rsid="002feefc" style:font-size-asian="10pt" style:font-size-complex="10pt"/>
    </style:style>
    <style:style style:name="T22" style:family="text">
      <style:text-properties fo:font-size="10pt" officeooo:rsid="0064f747" style:font-size-asian="10pt" style:font-size-complex="10pt"/>
    </style:style>
    <style:style style:name="T23" style:family="text">
      <style:text-properties officeooo:rsid="004680dd"/>
    </style:style>
    <style:style style:name="T24" style:family="text">
      <style:text-properties officeooo:rsid="0047b672"/>
    </style:style>
    <style:style style:name="T25" style:family="text">
      <style:text-properties officeooo:rsid="0047bda6"/>
    </style:style>
    <style:style style:name="T26" style:family="text">
      <style:text-properties officeooo:rsid="004b6354"/>
    </style:style>
    <style:style style:name="T27" style:family="text">
      <style:text-properties officeooo:rsid="005f7511"/>
    </style:style>
    <style:style style:name="T28" style:family="text">
      <style:text-properties officeooo:rsid="004a274c"/>
    </style:style>
    <style:style style:name="T29" style:family="text">
      <style:text-properties officeooo:rsid="0044eb13"/>
    </style:style>
    <style:style style:name="T30" style:family="text">
      <style:text-properties officeooo:rsid="00491f3b"/>
    </style:style>
    <style:style style:name="T31" style:family="text">
      <style:text-properties officeooo:rsid="004d9d43"/>
    </style:style>
    <style:style style:name="T32" style:family="text">
      <style:text-properties officeooo:rsid="00558eb7"/>
    </style:style>
    <style:style style:name="T33" style:family="text">
      <style:text-properties officeooo:rsid="004f6458"/>
    </style:style>
    <style:style style:name="T34" style:family="text">
      <style:text-properties officeooo:rsid="002eefb9"/>
    </style:style>
    <style:style style:name="T35" style:family="text">
      <style:text-properties officeooo:rsid="0031d069"/>
    </style:style>
    <style:style style:name="T36" style:family="text">
      <style:text-properties officeooo:rsid="00241c0f"/>
    </style:style>
    <style:style style:name="T37" style:family="text">
      <style:text-properties officeooo:rsid="006c1934"/>
    </style:style>
    <style:style style:name="T38" style:family="text">
      <style:text-properties officeooo:rsid="006eb749"/>
    </style:style>
    <style:style style:name="T39" style:family="text">
      <style:text-properties style:font-name="sans-serif"/>
    </style:style>
    <style:style style:name="T40" style:family="text">
      <style:text-properties officeooo:rsid="007752c2"/>
    </style:style>
    <style:style style:name="T41" style:family="text">
      <style:text-properties officeooo:rsid="0077b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590146226080">
          <table:table-cell table:style-name="Tableau1.A1" table:number-columns-spanned="5" office:value-type="string">
            <text:p text:style-name="P26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90146227440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12">Sélection</text:span><text:span text:style-name="T40">ner</text:span><text:span text:style-name="T12"> </text:span><text:span text:style-name="T40">son</text:span><text:span text:style-name="T12"> traqueur </text:span><text:span text:style-name="T23">et affich</text:span><text:span text:style-name="T40">er</text:span><text:span text:style-name="T23"> </text:span><text:span text:style-name="T40">ses</text:span><text:span text:style-name="T23"> coordonnées GP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90146213840">
          <table:table-cell table:style-name="Tableau1.A1" table:number-columns-spanned="5" office:value-type="string">
            <text:p text:style-name="P25"><text:span text:style-name="T14">Éléments</text:span><text:span text:style-name="T15"> à tester </text:span><text:span text:style-name="T16">: </text:span><text:span text:style-name="T17">Méthode</text:span><text:span text:style-name="T18">s</text:span><text:span text:style-name="T17"> </text:span><text:span text:style-name="T18">« coordinatesScreen » </text:span><text:span text:style-name="T20">&amp; </text:span><text:span text:style-name="T18"><text:s/>« </text:span><text:span text:style-name="T20">trackerScreen</text:span><text:span text:style-name="T18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90146229888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0">Besoins matériels :</text:p>
            <text:p text:style-name="P32">- <text:span text:style-name="T11">Smartphone IOS ou Android </text:span><text:span text:style-name="T28">ou PC connecté à internet</text:span><text:line-break/><text:line-break/><text:span text:style-name="T9">Besoins logiciels (Versions) :<text:line-break/>- Application </text:span><text:span text:style-name="T29">Expo Go sur mobile ou snack.expo.dev sur </text:span><text:span text:style-name="T30">le web</text:span></text:p>
            <text:p text:style-name="P31"/>
            <text:p text:style-name="P33"><text:span text:style-name="T21">Nom(s) du (des) fichier(s) de test :<text:line-break/></text:span><text:span text:style-name="T19">- </text:span><text:span text:style-name="T22">test_coordinates</text:span></text:p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Line2590146214656">
          <table:table-cell table:style-name="Tableau1.A1" table:number-columns-spanned="5" office:value-type="string">
            <text:p text:style-name="P15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2590146214928">
          <table:table-cell table:style-name="Tableau1.A6" table:number-columns-spanned="5" office:value-type="string">
            <text:p text:style-name="P16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2590146236144">
          <table:table-cell table:style-name="Tableau1.A7" office:value-type="string">
            <text:p text:style-name="P17">ID</text:p>
          </table:table-cell>
          <table:table-cell table:style-name="Tableau1.A7" office:value-type="string">
            <text:p text:style-name="P17">Démarche / Opération</text:p>
          </table:table-cell>
          <table:table-cell table:style-name="Tableau1.A7" office:value-type="string">
            <text:p text:style-name="P17">Données en entrée / <text:span text:style-name="T10">Condition initiale</text:span></text:p>
          </table:table-cell>
          <table:table-cell table:style-name="Tableau1.A7" office:value-type="string">
            <text:p text:style-name="P17">Comportement / Résultat attendu</text:p>
          </table:table-cell>
          <table:table-cell table:style-name="Tableau1.A6" office:value-type="string">
            <text:p text:style-name="P17">Status : <text:s/>OK / NOK</text:p>
          </table:table-cell>
        </table:table-row>
        <table:table-row table:style-name="TableLine2590146242672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8">Démarrer l’application</text:p>
          </table:table-cell>
          <table:table-cell table:style-name="Tableau1.C13" office:value-type="string">
            <text:p text:style-name="P13"/>
          </table:table-cell>
          <table:table-cell table:style-name="Tableau1.D13" office:value-type="string">
            <text:p text:style-name="P4"><text:span text:style-name="T39">Affiche la page de</text:span><text:line-break/><text:span text:style-name="T39">connexion</text:span> 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2"><text:span text:style-name="T39">Rentrer un e-mail et un</text:span><text:line-break/><text:span text:style-name="T39">mot de passe valide dans</text:span><text:line-break/><text:span text:style-name="T39">les champs spécifiés</text:span> </text:p>
          </table:table-cell>
          <table:table-cell table:style-name="Tableau1.C13" office:value-type="string">
            <text:p text:style-name="P8"><text:span text:style-name="T39">E-mail: test@gmail.com</text:span><text:line-break/><text:span text:style-name="T39">Mot de passe: mdp</text:span> </text:p>
          </table:table-cell>
          <table:table-cell table:style-name="Tableau1.D13" office:value-type="string">
            <text:p text:style-name="P6"><text:span text:style-name="T39">Affiche la page de</text:span><text:line-break/><text:span text:style-name="T39">sélection du traqueur</text:span> 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Line2590146231520">
          <table:table-cell table:style-name="Tableau1.A13" office:value-type="string">
            <text:p text:style-name="P14">3</text:p>
          </table:table-cell>
          <table:table-cell table:style-name="Tableau1.B13" office:value-type="string">
            <text:p text:style-name="P20">Sélectionner un traqueur <text:span text:style-name="T41">en appuyant sur le bouton à son nom</text:span></text:p>
          </table:table-cell>
          <table:table-cell table:style-name="Tableau1.C13" office:value-type="string">
            <text:p text:style-name="P21"/>
          </table:table-cell>
          <table:table-cell table:style-name="Tableau1.D13" office:value-type="string">
            <text:p text:style-name="P7"><text:span text:style-name="T37">A</text:span>ffiche <text:span text:style-name="T24">la page contenant </text:span><text:span text:style-name="T25">les</text:span><text:span text:style-name="T13"> coordonnées </text:span><text:span text:style-name="T24">GPS</text:span><text:span text:style-name="T13"> du traqueur </text:span><text:span text:style-name="T27">avec sa position sur une carte</text:span><text:span text:style-name="T13"> </text:span><text:span text:style-name="T27">ainsi que</text:span><text:span text:style-name="T26"> la date de dernière </text:span><text:span text:style-name="T38">mise à jo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Line2590146247296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9"/>
          </table:table-cell>
          <table:table-cell table:style-name="Tableau1.A1" office:value-type="string">
            <text:p text:style-name="P1"/>
          </table:table-cell>
        </table:table-row>
        <table:table-row table:style-name="TableLine2590146231248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19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4"/>
          </table:table-cell>
          <table:table-cell table:style-name="Tableau1.A1" office:value-type="string">
            <text:p text:style-name="P1"/>
          </table:table-cell>
        </table:table-row>
        <table:table-row table:style-name="TableLine2590146241040">
          <table:table-cell table:style-name="Tableau1.A13" office:value-type="string">
            <text:p text:style-name="P10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11"/>
          </table:table-cell>
          <table:table-cell table:style-name="Tableau1.D13" office:value-type="string">
            <text:p text:style-name="P11"/>
          </table:table-cell>
          <table:table-cell table:style-name="Tableau1.A1" office:value-type="string">
            <text:p text:style-name="P1"/>
          </table:table-cell>
        </table:table-row>
        <table:table-row table:style-name="TableLine2590146236960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4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7">Rapport de test <text:s text:c="40"/>Testé par : <text:s/><text:span text:style-name="T31">Etudiant</text:span><text:span text:style-name="T32">2</text:span> <text:s text:c="43"/>Le : <text:span text:style-name="T33">07</text:span><text:span text:style-name="T34">/</text:span><text:span text:style-name="T33">03</text:span><text:span text:style-name="T34">/202</text:span><text:span text:style-name="T33">3</text:span></text:p>
            <text:p text:style-name="P27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8">Commentaire : <text:span text:style-name="T35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29"/>
          </table:table-cell>
          <table:table-cell table:style-name="Tableau2.B3" office:value-type="string">
            <text:p text:style-name="P29">A<text:span text:style-name="T36">pprobation : <text:s/>Oui</text:span></text:p>
            <text:p text:style-name="P29"/>
          </table:table-cell>
          <table:table-cell table:style-name="Tableau2.C3" office:value-type="string">
            <text:p text:style-name="P28">Signature: 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3:37:08.702000000</dc:date>
    <meta:editing-duration>PT37M55S</meta:editing-duration>
    <meta:editing-cycles>72</meta:editing-cycles>
    <meta:generator>LibreOffice/7.1.0.3$Windows_X86_64 LibreOffice_project/f6099ecf3d29644b5008cc8f48f42f4a40986e4c</meta:generator>
    <meta:document-statistic meta:table-count="2" meta:image-count="0" meta:object-count="0" meta:page-count="1" meta:paragraph-count="31" meta:word-count="185" meta:character-count="1172" meta:non-whitespace-character-count="924"/>
  </office:meta>
</office:document-meta>
</file>